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0292" calcext:value-type="float">
            <text:p>22.91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2588" calcext:value-type="float">
            <text:p>22.99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7204" calcext:value-type="float">
            <text:p>22.58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717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8" meta:object-count="0"/>
    <meta:user-defined meta:name="AppVersion">3.0</meta:user-defined>
  </office:meta>
</office:document-meta>
</file>